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7" style:family="paragraph" style:parent-style-name="Standard">
      <style:text-properties style:text-position="0% 100%" fo:font-size="12pt" fo:font-style="normal" officeooo:rsid="010b8ad1" officeooo:paragraph-rsid="0116707d" style:font-size-asian="12pt" style:font-style-asian="normal" style:font-size-complex="12pt" style:font-style-complex="normal"/>
    </style:style>
    <style:style style:name="P8" style:family="paragraph" style:parent-style-name="Standard">
      <style:text-properties style:text-position="0% 100%" fo:font-size="12pt" fo:font-style="normal" officeooo:rsid="010b8ad1" officeooo:paragraph-rsid="00f2ebbf" style:font-size-asian="12pt" style:font-style-asian="normal" style:font-size-complex="12pt" style:font-style-complex="normal"/>
    </style:style>
    <style:style style:name="P9" style:family="paragraph" style:parent-style-name="Standard">
      <style:text-properties style:text-position="0% 100%" fo:font-size="12pt" fo:font-style="normal" officeooo:rsid="010b8ad1" officeooo:paragraph-rsid="010b8ad1" style:font-size-asian="12pt" style:font-style-asian="normal" style:font-size-complex="12pt" style:font-style-complex="normal"/>
    </style:style>
    <style:style style:name="P10" style:family="paragraph" style:parent-style-name="Standard">
      <style:text-properties style:text-position="0% 100%" fo:font-size="12pt" fo:font-style="normal" officeooo:rsid="0116707d" officeooo:paragraph-rsid="0116707d" style:font-size-asian="12pt" style:font-style-asian="normal" style:font-size-complex="12pt" style:font-style-complex="normal"/>
    </style:style>
    <style:style style:name="P11" style:family="paragraph" style:parent-style-name="Standard">
      <style:text-properties style:text-position="0% 100%" fo:font-size="12pt" fo:font-style="normal" officeooo:rsid="01183d6a" officeooo:paragraph-rsid="01183d6a" style:font-size-asian="12pt" style:font-style-asian="normal" style:font-size-complex="12pt" style:font-style-complex="normal"/>
    </style:style>
    <style:style style:name="P12" style:family="paragraph" style:parent-style-name="Standard">
      <style:text-properties style:text-position="0% 100%" fo:font-size="12pt" fo:font-style="normal" officeooo:rsid="011a12f6" officeooo:paragraph-rsid="011a12f6" style:font-size-asian="12pt" style:font-style-asian="normal" style:font-size-complex="12pt" style:font-style-complex="normal"/>
    </style:style>
    <style:style style:name="P13" style:family="paragraph" style:parent-style-name="Standard">
      <style:text-properties style:text-position="0% 100%" fo:font-size="12pt" fo:font-style="normal" officeooo:rsid="011a2153" officeooo:paragraph-rsid="011a2153" style:font-size-asian="12pt" style:font-style-asian="normal" style:font-size-complex="12pt" style:font-style-complex="normal"/>
    </style:style>
    <style:style style:name="P14" style:family="paragraph" style:parent-style-name="Standard">
      <style:text-properties style:text-position="0% 100%" fo:font-size="12pt" fo:font-style="normal" officeooo:rsid="011a2153" officeooo:paragraph-rsid="011dcf30" style:font-size-asian="12pt" style:font-style-asian="normal" style:font-size-complex="12pt" style:font-style-complex="normal"/>
    </style:style>
    <style:style style:name="P15" style:family="paragraph" style:parent-style-name="Standard">
      <style:text-properties style:text-position="0% 100%" fo:font-size="12pt" fo:font-style="normal" officeooo:rsid="011a2153" officeooo:paragraph-rsid="012153bb" style:font-size-asian="12pt" style:font-style-asian="normal" style:font-size-complex="12pt" style:font-style-complex="normal"/>
    </style:style>
    <style:style style:name="P16" style:family="paragraph" style:parent-style-name="Standard">
      <style:text-properties style:text-position="0% 100%" fo:font-size="12pt" fo:font-style="normal" officeooo:rsid="011dcf30" officeooo:paragraph-rsid="011dcf30" style:font-size-asian="12pt" style:font-style-asian="normal" style:font-size-complex="12pt" style:font-style-complex="normal"/>
    </style:style>
    <style:style style:name="P17" style:family="paragraph" style:parent-style-name="Standard">
      <style:text-properties style:text-position="0% 100%" fo:font-size="12pt" fo:font-style="normal" officeooo:rsid="011e95e7" officeooo:paragraph-rsid="011e95e7" style:font-size-asian="12pt" style:font-style-asian="normal" style:font-size-complex="12pt" style:font-style-complex="normal"/>
    </style:style>
    <style:style style:name="P18" style:family="paragraph" style:parent-style-name="Standard">
      <style:text-properties style:text-position="0% 100%" fo:font-size="12pt" fo:font-style="normal" officeooo:rsid="011f1ee9" officeooo:paragraph-rsid="011f1ee9" style:font-size-asian="12pt" style:font-style-asian="normal" style:font-size-complex="12pt" style:font-style-complex="normal"/>
    </style:style>
    <style:style style:name="P19" style:family="paragraph" style:parent-style-name="Standard">
      <style:text-properties style:text-position="0% 100%" fo:font-size="12pt" fo:font-style="normal" officeooo:rsid="011f1ee9" officeooo:paragraph-rsid="012153bb" style:font-size-asian="12pt" style:font-style-asian="normal" style:font-size-complex="12pt" style:font-style-complex="normal"/>
    </style:style>
    <style:style style:name="P20" style:family="paragraph" style:parent-style-name="Standard">
      <style:text-properties style:text-position="0% 100%" fo:font-size="12pt" fo:font-style="normal" officeooo:rsid="01205d09" officeooo:paragraph-rsid="012153bb" style:font-size-asian="12pt" style:font-style-asian="normal" style:font-size-complex="12pt" style:font-style-complex="normal"/>
    </style:style>
    <style:style style:name="P21" style:family="paragraph" style:parent-style-name="Standard">
      <style:text-properties style:text-position="0% 100%" fo:font-size="12pt" fo:font-style="normal" officeooo:rsid="01207f8a" officeooo:paragraph-rsid="01207f8a" style:font-size-asian="12pt" style:font-style-asian="normal" style:font-size-complex="12pt" style:font-style-complex="normal"/>
    </style:style>
    <style:style style:name="P22" style:family="paragraph" style:parent-style-name="Standard">
      <style:text-properties style:text-position="0% 100%" fo:font-size="12pt" fo:font-style="normal" officeooo:rsid="012153bb" officeooo:paragraph-rsid="012153bb" style:font-size-asian="12pt" style:font-style-asian="normal" style:font-size-complex="12pt" style:font-style-complex="normal"/>
    </style:style>
    <style:style style:name="P23" style:family="paragraph" style:parent-style-name="Standard">
      <style:text-properties style:text-position="0% 100%" fo:font-size="12pt" fo:font-style="normal" officeooo:rsid="010bff73" officeooo:paragraph-rsid="010bff73" style:font-size-asian="12pt" style:font-style-asian="normal" style:font-size-complex="12pt" style:font-style-complex="normal"/>
    </style:style>
    <style:style style:name="P24" style:family="paragraph" style:parent-style-name="Standard">
      <style:text-properties style:text-position="0% 100%" fo:font-size="12pt" fo:font-style="normal" officeooo:rsid="010c6cd8" officeooo:paragraph-rsid="010bff73" style:font-size-asian="12pt" style:font-style-asian="normal" style:font-size-complex="12pt" style:font-style-complex="normal"/>
    </style:style>
    <style:style style:name="P25" style:family="paragraph" style:parent-style-name="Standard">
      <style:text-properties style:text-position="0% 100%" fo:font-size="12pt" fo:font-style="normal" officeooo:rsid="010c6cd8" officeooo:paragraph-rsid="010c6cd8" style:font-size-asian="12pt" style:font-style-asian="normal" style:font-size-complex="12pt" style:font-style-complex="normal"/>
    </style:style>
    <style:style style:name="P26" style:family="paragraph" style:parent-style-name="Standard">
      <style:text-properties style:text-position="0% 100%" fo:font-size="12pt" fo:font-style="normal" officeooo:rsid="010dbaf4" officeooo:paragraph-rsid="010dbaf4" style:font-size-asian="12pt" style:font-style-asian="normal" style:font-size-complex="12pt" style:font-style-complex="normal"/>
    </style:style>
    <style:style style:name="P27" style:family="paragraph" style:parent-style-name="Standard">
      <style:text-properties style:text-position="0% 100%" fo:font-size="12pt" fo:font-style="normal" officeooo:rsid="010dbaf4" officeooo:paragraph-rsid="010ef022" style:font-size-asian="12pt" style:font-style-asian="normal" style:font-size-complex="12pt" style:font-style-complex="normal"/>
    </style:style>
    <style:style style:name="P28" style:family="paragraph" style:parent-style-name="Standard">
      <style:text-properties style:text-position="0% 100%" fo:font-size="12pt" fo:font-style="normal" style:text-underline-style="solid" style:text-underline-width="auto" style:text-underline-color="font-color" fo:font-weight="bold" officeooo:rsid="012153bb" officeooo:paragraph-rsid="012153bb" style:font-size-asian="12pt" style:font-style-asian="normal" style:font-weight-asian="bold" style:font-size-complex="12pt" style:font-style-complex="normal" style:font-weight-complex="bold"/>
    </style:style>
    <style:style style:name="P29" style:family="paragraph" style:parent-style-name="Standard">
      <style:text-properties style:text-position="0% 100%" fo:font-size="12pt" fo:font-style="normal" style:text-underline-style="solid" style:text-underline-width="auto" style:text-underline-color="font-color" fo:font-weight="bold" officeooo:rsid="012153bb" officeooo:paragraph-rsid="01207f8a" style:font-size-asian="12pt" style:font-style-asian="normal" style:font-weight-asian="bold" style:font-size-complex="12pt" style:font-style-complex="normal" style:font-weight-complex="bold"/>
    </style:style>
    <style:style style:name="P30" style:family="paragraph" style:parent-style-name="Standard">
      <style:text-properties style:text-position="0% 100%" fo:font-size="12pt" fo:font-style="normal" fo:font-weight="normal" officeooo:rsid="010ef022" officeooo:paragraph-rsid="010ef022" style:font-size-asian="12pt" style:font-style-asian="normal" style:font-weight-asian="normal" style:font-size-complex="12pt" style:font-style-complex="normal" style:font-weight-complex="normal"/>
    </style:style>
    <style:style style:name="P31" style:family="paragraph" style:parent-style-name="Standard">
      <style:text-properties style:text-position="0% 100%" fo:font-size="12pt" fo:font-style="normal" fo:font-weight="normal" officeooo:rsid="01119f47" officeooo:paragraph-rsid="010ef022" style:font-size-asian="12pt" style:font-style-asian="normal" style:font-weight-asian="normal" style:font-size-complex="12pt" style:font-style-complex="normal" style:font-weight-complex="normal"/>
    </style:style>
    <style:style style:name="P32" style:family="paragraph" style:parent-style-name="Standard">
      <style:text-properties style:text-position="0% 100%" fo:font-size="12pt" fo:font-style="normal" fo:font-weight="normal" officeooo:rsid="01119f47" officeooo:paragraph-rsid="01119f47" style:font-size-asian="12pt" style:font-style-asian="normal" style:font-weight-asian="normal" style:font-size-complex="12pt" style:font-style-complex="normal" style:font-weight-complex="normal"/>
    </style:style>
    <style:style style:name="P33" style:family="paragraph" style:parent-style-name="Standard">
      <style:text-properties style:text-position="0% 100%" fo:font-size="12pt" fo:font-style="normal" fo:font-weight="normal" officeooo:rsid="0111df81" officeooo:paragraph-rsid="0111df81" style:font-size-asian="12pt" style:font-style-asian="normal" style:font-weight-asian="normal" style:font-size-complex="12pt" style:font-style-complex="normal" style:font-weight-complex="normal"/>
    </style:style>
    <style:style style:name="P34" style:family="paragraph" style:parent-style-name="Standard">
      <style:text-properties style:text-position="0% 100%" fo:font-size="12pt" fo:font-style="normal" fo:font-weight="normal" officeooo:rsid="011389f2" officeooo:paragraph-rsid="0111df81" style:font-size-asian="12pt" style:font-style-asian="normal" style:font-weight-asian="normal" style:font-size-complex="12pt" style:font-style-complex="normal" style:font-weight-complex="normal"/>
    </style:style>
    <style:style style:name="P35" style:family="paragraph" style:parent-style-name="Standard">
      <style:text-properties fo:font-size="14pt" fo:font-style="normal" officeooo:rsid="00dced64" officeooo:paragraph-rsid="0121fdfe" style:font-size-asian="14pt" style:font-style-asian="normal" style:font-size-complex="14pt" style:font-style-complex="normal"/>
    </style:style>
    <style:style style:name="P36" style:family="paragraph" style:parent-style-name="Standard">
      <style:text-properties fo:font-size="14pt" fo:font-style="normal" officeooo:rsid="0121fdfe" officeooo:paragraph-rsid="0121fdfe" style:font-size-asian="14pt" style:font-style-asian="normal" style:font-size-complex="14pt" style:font-style-complex="normal"/>
    </style:style>
    <style:style style:name="P37" style:family="paragraph" style:parent-style-name="Standard">
      <style:text-properties fo:font-size="14pt" fo:font-style="normal" officeooo:rsid="0122ba26" officeooo:paragraph-rsid="0122ba26" style:font-size-asian="14pt" style:font-style-asian="normal" style:font-size-complex="14pt" style:font-style-complex="normal"/>
    </style:style>
    <style:style style:name="P38" style:family="paragraph" style:parent-style-name="Standard">
      <style:text-properties fo:font-size="14pt" fo:font-style="normal" officeooo:rsid="01241f22" officeooo:paragraph-rsid="01241f22" style:font-size-asian="14pt" style:font-style-asian="normal" style:font-size-complex="14pt" style:font-style-complex="normal"/>
    </style:style>
    <style:style style:name="P39" style:family="paragraph" style:parent-style-name="Standard">
      <style:text-properties fo:font-size="12pt" fo:font-style="normal" officeooo:rsid="00dced64" officeooo:paragraph-rsid="0121fdfe" style:font-size-asian="12pt" style:font-style-asian="normal" style:font-size-complex="12pt" style:font-style-complex="normal"/>
    </style:style>
    <style:style style:name="P40" style:family="paragraph" style:parent-style-name="Standard">
      <style:text-properties fo:font-size="12pt" fo:font-style="normal" officeooo:rsid="0116707d" officeooo:paragraph-rsid="0116707d" style:font-size-asian="12pt" style:font-style-asian="normal" style:font-size-complex="12pt" style:font-style-complex="normal"/>
    </style:style>
    <style:style style:name="P41" style:family="paragraph" style:parent-style-name="Standard">
      <style:text-properties fo:font-size="12pt" fo:font-style="normal" officeooo:paragraph-rsid="011a12f6" style:font-size-asian="12pt" style:font-style-asian="normal" style:font-size-complex="12pt" style:font-style-complex="normal"/>
    </style:style>
    <style:style style:name="P42" style:family="paragraph" style:parent-style-name="Standard">
      <style:text-properties fo:font-size="12pt" fo:font-style="normal" officeooo:rsid="011a12f6" officeooo:paragraph-rsid="011a12f6" style:font-size-asian="12pt" style:font-style-asian="normal" style:font-size-complex="12pt" style:font-style-complex="normal"/>
    </style:style>
    <style:style style:name="P43" style:family="paragraph" style:parent-style-name="Standard">
      <style:text-properties fo:font-size="12pt" fo:font-style="normal" officeooo:rsid="011a2153" officeooo:paragraph-rsid="011dcf30" style:font-size-asian="12pt" style:font-style-asian="normal" style:font-size-complex="12pt" style:font-style-complex="normal"/>
    </style:style>
    <style:style style:name="P44" style:family="paragraph" style:parent-style-name="Standard">
      <style:text-properties fo:font-size="12pt" fo:font-style="normal" officeooo:rsid="011a2153" officeooo:paragraph-rsid="011f1ee9" style:font-size-asian="12pt" style:font-style-asian="normal" style:font-size-complex="12pt" style:font-style-complex="normal"/>
    </style:style>
    <style:style style:name="P45" style:family="paragraph" style:parent-style-name="Standard">
      <style:text-properties fo:font-size="12pt" fo:font-style="normal" officeooo:rsid="011f1ee9" officeooo:paragraph-rsid="012153bb" style:font-size-asian="12pt" style:font-style-asian="normal" style:font-size-complex="12pt" style:font-style-complex="normal"/>
    </style:style>
    <style:style style:name="P46" style:family="paragraph" style:parent-style-name="Standard">
      <style:text-properties fo:font-size="12pt" fo:font-style="normal" officeooo:rsid="01207f8a" officeooo:paragraph-rsid="01207f8a" style:font-size-asian="12pt" style:font-style-asian="normal" style:font-size-complex="12pt" style:font-style-complex="normal"/>
    </style:style>
    <style:style style:name="P47" style:family="paragraph" style:parent-style-name="Standard">
      <style:text-properties fo:font-size="12pt" fo:font-style="normal" officeooo:paragraph-rsid="012153bb" style:font-size-asian="12pt" style:font-style-asian="normal" style:font-size-complex="12pt" style:font-style-complex="normal"/>
    </style:style>
    <style:style style:name="P48" style:family="paragraph" style:parent-style-name="Standard">
      <style:text-properties fo:font-size="12pt" fo:font-style="normal" officeooo:rsid="012153bb" officeooo:paragraph-rsid="012153bb" style:font-size-asian="12pt" style:font-style-asian="normal" style:font-size-complex="12pt" style:font-style-complex="normal"/>
    </style:style>
    <style:style style:name="P49" style:family="paragraph" style:parent-style-name="Standard">
      <style:text-properties fo:font-size="12pt" fo:font-style="normal" officeooo:rsid="010bff73" officeooo:paragraph-rsid="010bff73" style:font-size-asian="12pt" style:font-style-asian="normal" style:font-size-complex="12pt" style:font-style-complex="normal"/>
    </style:style>
    <style:style style:name="P50" style:family="paragraph" style:parent-style-name="Standard">
      <style:text-properties fo:font-size="12pt" fo:font-style="normal" officeooo:paragraph-rsid="010c6cd8" style:font-size-asian="12pt" style:font-style-asian="normal" style:font-size-complex="12pt" style:font-style-complex="normal"/>
    </style:style>
    <style:style style:name="P51" style:family="paragraph" style:parent-style-name="Standard">
      <style:text-properties fo:font-size="12pt" fo:font-style="normal" officeooo:rsid="010dbaf4" officeooo:paragraph-rsid="010dbaf4" style:font-size-asian="12pt" style:font-style-asian="normal" style:font-size-complex="12pt" style:font-style-complex="normal"/>
    </style:style>
    <style:style style:name="P52" style:family="paragraph" style:parent-style-name="Standard">
      <style:text-properties fo:font-size="12pt" fo:font-style="normal" officeooo:rsid="010ef022" officeooo:paragraph-rsid="010ef022" style:font-size-asian="12pt" style:font-style-asian="normal" style:font-size-complex="12pt" style:font-style-complex="normal"/>
    </style:style>
    <style:style style:name="P53" style:family="paragraph" style:parent-style-name="Standard">
      <style:text-properties fo:font-size="12pt" fo:font-style="normal" officeooo:paragraph-rsid="0111df81" style:font-size-asian="12pt" style:font-style-asian="normal" style:font-size-complex="12pt" style:font-style-complex="normal"/>
    </style:style>
    <style:style style:name="P54" style:family="paragraph" style:parent-style-name="Standard">
      <style:text-properties fo:font-size="12pt" fo:font-style="normal" officeooo:rsid="0111df81" officeooo:paragraph-rsid="0111df81" style:font-size-asian="12pt" style:font-style-asian="normal" style:font-size-complex="12pt" style:font-style-complex="normal"/>
    </style:style>
    <style:style style:name="P55" style:family="paragraph" style:parent-style-name="Standard">
      <style:text-properties fo:font-size="12pt" fo:font-style="normal" officeooo:rsid="011389f2" officeooo:paragraph-rsid="011389f2" style:font-size-asian="12pt" style:font-style-asian="normal" style:font-size-complex="12pt" style:font-style-complex="normal"/>
    </style:style>
    <style:style style:name="P56" style:family="paragraph" style:parent-style-name="Standard">
      <style:text-properties fo:font-size="12pt" fo:font-style="normal" style:text-underline-style="solid" style:text-underline-width="auto" style:text-underline-color="font-color" fo:font-weight="bold" officeooo:rsid="012153bb" officeooo:paragraph-rsid="012153bb" style:font-size-asian="12pt" style:font-style-asian="normal" style:font-weight-asian="bold" style:font-size-complex="12pt" style:font-style-complex="normal" style:font-weight-complex="bold"/>
    </style:style>
    <style:style style:name="P57" style:family="paragraph" style:parent-style-name="Standard">
      <style:paragraph-properties fo:text-align="center" style:justify-single-word="false"/>
      <style:text-properties fo:font-size="12pt" fo:font-weight="bold" officeooo:paragraph-rsid="011a12f6" style:font-size-asian="12pt" style:font-weight-asian="bold" style:font-size-complex="12pt" style:font-weight-complex="bold"/>
    </style:style>
    <style:style style:name="P58" style:family="paragraph" style:parent-style-name="Standard">
      <style:paragraph-properties fo:text-align="center" style:justify-single-word="false"/>
      <style:text-properties fo:font-size="12pt" fo:font-weight="bold" officeooo:paragraph-rsid="012153bb" style:font-size-asian="12pt" style:font-weight-asian="bold" style:font-size-complex="12pt" style:font-weight-complex="bold"/>
    </style:style>
    <style:style style:name="P59" style:family="paragraph" style:parent-style-name="Standard">
      <style:paragraph-properties fo:text-align="center" style:justify-single-word="false"/>
      <style:text-properties fo:font-size="12pt" fo:font-weight="bold" officeooo:paragraph-rsid="010c6cd8" style:font-size-asian="12pt" style:font-weight-asian="bold" style:font-size-complex="12pt" style:font-weight-complex="bold"/>
    </style:style>
    <style:style style:name="P60" style:family="paragraph" style:parent-style-name="Standard">
      <style:paragraph-properties fo:text-align="center" style:justify-single-word="false"/>
      <style:text-properties fo:font-size="12pt" fo:font-weight="bold" officeooo:paragraph-rsid="0111df81" style:font-size-asian="12pt" style:font-weight-asian="bold" style:font-size-complex="12pt" style:font-weight-complex="bold"/>
    </style:style>
    <style:style style:name="T1" style:family="text">
      <style:text-properties officeooo:rsid="00de481c"/>
    </style:style>
    <style:style style:name="T2" style:family="text">
      <style:text-properties style:text-position="0% 100%"/>
    </style:style>
    <style:style style:name="T3" style:family="text">
      <style:text-properties style:text-position="0% 100%" fo:font-weight="normal" style:font-weight-asian="normal" style:font-weight-complex="normal"/>
    </style:style>
    <style:style style:name="T4" style:family="text">
      <style:text-properties style:text-position="0% 100%" fo:font-weight="normal" officeooo:rsid="010febbe" style:font-weight-asian="normal" style:font-weight-complex="normal"/>
    </style:style>
    <style:style style:name="T5" style:family="text">
      <style:text-properties style:text-position="0% 100%" fo:font-weight="normal" officeooo:rsid="0111088d" style:font-weight-asian="normal" style:font-weight-complex="normal"/>
    </style:style>
    <style:style style:name="T6" style:family="text">
      <style:text-properties style:text-position="0% 100%" fo:font-weight="normal" officeooo:rsid="01119f47" style:font-weight-asian="normal" style:font-weight-complex="normal"/>
    </style:style>
    <style:style style:name="T7" style:family="text">
      <style:text-properties style:text-position="0% 100%" fo:font-weight="normal" officeooo:rsid="01129255" style:font-weight-asian="normal" style:font-weight-complex="normal"/>
    </style:style>
    <style:style style:name="T8" style:family="text">
      <style:text-properties style:text-position="0% 100%" fo:font-weight="normal" officeooo:rsid="011389f2" style:font-weight-asian="normal" style:font-weight-complex="normal"/>
    </style:style>
    <style:style style:name="T9" style:family="text">
      <style:text-properties style:text-position="0% 100%" officeooo:rsid="010b8ad1"/>
    </style:style>
    <style:style style:name="T10" style:family="text">
      <style:text-properties style:text-position="0% 100%" officeooo:rsid="010c6cd8"/>
    </style:style>
    <style:style style:name="T11" style:family="text">
      <style:text-properties style:text-position="0% 100%" officeooo:rsid="010ef022"/>
    </style:style>
    <style:style style:name="T12" style:family="text">
      <style:text-properties style:text-position="0% 100%" officeooo:rsid="0116707d"/>
    </style:style>
    <style:style style:name="T13" style:family="text">
      <style:text-properties style:text-position="0% 100%" officeooo:rsid="011dcf30"/>
    </style:style>
    <style:style style:name="T14" style:family="text">
      <style:text-properties style:text-position="0% 100%" officeooo:rsid="011e95e7"/>
    </style:style>
    <style:style style:name="T15" style:family="text">
      <style:text-properties style:text-position="0% 100%" officeooo:rsid="011f1ee9"/>
    </style:style>
    <style:style style:name="T16" style:family="text">
      <style:text-properties style:text-position="0% 100%" style:font-name="Liberation Serif1" officeooo:rsid="011f1ee9" style:font-name-asian="Liberation Serif1" style:font-name-complex="Liberation Serif1"/>
    </style:style>
    <style:style style:name="T17" style:family="text">
      <style:text-properties style:text-position="0% 100%" style:font-name="Liberation Serif" officeooo:rsid="011f1ee9" style:font-name-asian="WenQuanYi Micro Hei" style:font-name-complex="Lohit Hindi"/>
    </style:style>
    <style:style style:name="T18" style:family="text">
      <style:text-properties style:text-position="0% 100%" officeooo:rsid="01205d09"/>
    </style:style>
    <style:style style:name="T19" style:family="text">
      <style:text-properties style:text-position="0% 100%" officeooo:rsid="012153bb"/>
    </style:style>
    <style:style style:name="T20" style:family="text">
      <style:text-properties style:text-position="0% 100%" officeooo:rsid="012162a3"/>
    </style:style>
    <style:style style:name="T21" style:family="text">
      <style:text-properties style:text-position="0% 100%" officeooo:rsid="0121fdfe"/>
    </style:style>
    <style:style style:name="T22" style:family="text">
      <style:text-properties style:text-position="0% 100%" officeooo:rsid="0122ba26"/>
    </style:style>
    <style:style style:name="T23" style:family="text">
      <style:text-properties style:text-position="0% 100%" officeooo:rsid="01241f22"/>
    </style:style>
    <style:style style:name="T24" style:family="text">
      <style:text-properties style:text-position="0% 100%" officeooo:rsid="01244c38"/>
    </style:style>
    <style:style style:name="T25" style:family="text">
      <style:text-properties officeooo:rsid="010b8ad1"/>
    </style:style>
    <style:style style:name="T26" style:family="text">
      <style:text-properties officeooo:rsid="010c6cd8"/>
    </style:style>
    <style:style style:name="T27" style:family="text">
      <style:text-properties officeooo:rsid="010ef022"/>
    </style:style>
    <style:style style:name="T28" style:family="text">
      <style:text-properties style:text-position="super 58%" fo:font-weight="normal" style:font-weight-asian="normal" style:font-weight-complex="normal"/>
    </style:style>
    <style:style style:name="T29" style:family="text">
      <style:text-properties style:text-position="super 58%" officeooo:rsid="0121fdfe"/>
    </style:style>
    <style:style style:name="T30" style:family="text">
      <style:text-properties officeooo:rsid="0111df81"/>
    </style:style>
    <style:style style:name="T31" style:family="text">
      <style:text-properties officeooo:rsid="011a12f6"/>
    </style:style>
    <style:style style:name="T32" style:family="text">
      <style:text-properties officeooo:rsid="012153bb"/>
    </style:style>
    <style:style style:name="T33" style:family="text">
      <style:text-properties officeooo:rsid="0121fd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text:p>
      <text:p text:style-name="P5"><text:span text:style-name="T25">Characteristic Polynomial</text:span>.</text:p>
      <text:p text:style-name="P3">Richard Parker <text:span text:style-name="T33">15.1</text:span>.201<text:span text:style-name="T33">9</text:span></text:p>
      <text:p text:style-name="P1"/>
      <text:p text:style-name="P6">Section 1 – Introduction<text:span text:style-name="T1">.</text:span></text:p>
      <text:p text:style-name="P2"/>
      <text:p text:style-name="P35">This<text:span text:style-name="T9"> document </text:span><text:span text:style-name="T21">describes the "sparsified" method for computing the characteristic polynomial of a large matrix X. <text:s/>Already a single-core Dfmt program is available (zcp) to compute the characteristic polynomial for relatively small matrices, but I am now aiming for a system for doing this for large matrices at the same sort of speed as multiplication and Gaussian elimination. <text:s/>As the driving example I will take the computation of the characteristic polynomial of a dense 1,000,000 x 1,000,000 matrix over GF(9). <text:s/>In Dfmt, 10</text:span><text:span text:style-name="T29">18</text:span><text:span text:style-name="T21"> elementary operations takes around </text:span><text:span text:style-name="T22">6</text:span><text:span text:style-name="T21">.10</text:span><text:span text:style-name="T29">8</text:span><text:span text:style-name="T21"> </text:span><text:span text:style-name="T22">seconds - about 19 years - on a single core.</text:span><text:span text:style-name="T24"> <text:s/>Our aim is to achieve this in about a day on 64 cores.</text:span></text:p>
      <text:p text:style-name="P35"><text:span text:style-name="T21"/></text:p>
      <text:p text:style-name="P37"><text:span text:style-name="T21">T</text:span><text:span text:style-name="T2">here seems little alternative but to multiply vectors repeatedly. <text:s/>What we need to do, therefore, is to produce a new matrix Y with the same characteristic polynomial as X such that we can multiply a single vector by Y very quickly. <text:s/>If Y were the companion matrix for that polynomial, this multiplication would be a shift followed by a single multiply-and-add, but of course we would need to already know the characteristic polynomial for that. <text:s/>Instead we aim for an intermediate state whereby multiplication consists of a shift and a fairly small number of adds, performed by doing a matrix multiplication.</text:span><text:span text:style-name="T23"> <text:s/>This stage is the "sparsification" step, and I propose that this is a separate program - to be detailed in a later section.</text:span></text:p>
      <text:p text:style-name="P37"><text:span text:style-name="T23"/></text:p>
      <text:p text:style-name="P38"><text:span text:style-name="T2">The other step is to check whether new vectors are linearly dependent on the old ones, and again proceeding one vector at a time is far from ideal. <text:s/>To compute the characteristic polynomial of Y (the sparsified matrix) we will multiply a vector repeatedly by Y to make a batch, in the hopes that they will usually be linearly independent, and only do the Gaussian Elimination on the whole batch, thereby again utilizing the HPMI.</text:span></text:p>
      <text:p text:style-name="P38"><text:span text:style-name="T2"/></text:p>
      <text:p text:style-name="P38"><text:span text:style-name="T2">All the major operations need to be done using multiple cores, and hopefully the functions already written - Multiply and Gaussian - can be used as they are, or at least with minor modifications for this.</text:span><text:span text:style-name="T24"> <text:s/>It is not clear, however, whether the multiplication of vectors by Y can gain much from multiple cores, so as a first investigation we need to know whether we can multiply a vector in 1,000,000 dimensions by a sparsified matrix in (12 hrs)/1,000,000 or about 43 mSec. <text:s/>GF(9) runs at 1.2 nSec/byte for DSMad, so we can have 35 of them. <text:s/>Not a lot! <text:s/>It seems clear, therefore, that each vector multiplication must utilize multiple cores</text:span></text:p>
      <text:p text:style-name="P35"><text:span text:style-name="T21"/></text:p>
      <text:p text:style-name="P36"><text:span text:style-name="T21">=</text:span><text:span text:style-name="T2">================== <text:s/>Old junk from here onwards ===================</text:span></text:p>
      <text:p text:style-name="P39"><text:span text:style-name="T21"/></text:p>
      <text:p text:style-name="P39"><text:soft-page-break/><text:span text:style-name="T9">attempts to specify the ""Characteristic Polynomial" functionality</text:span><text:span text:style-name="T12"> of a matrix X</text:span><text:span text:style-name="T9"> in meataxe64.</text:span></text:p>
      <text:p text:style-name="P7"/>
      <text:p text:style-name="P40"><text:span text:style-name="T9">T</text:span><text:span text:style-name="T2">he general plan is to take some vectors and spin them up under X, thereby finding an invariant subspace (which may often be the whole space) on which the action on X is the sparser matrix Y, in that most rows of Y consist of zero with a single 1 somewhere. <text:s/>The characteristic polynomial of Y is then found by taking a single vector and spinning it up under Y as usual. <text:s/>The characteristic polynomial of the quotient (if any) is then found similarly.</text:span></text:p>
      <text:p text:style-name="P10"/>
      <text:p text:style-name="P10">There are four major components to this work, and for three of them - multiplication and Gaussian on X, and Gaussian on Y - <text:s/>the current meataxe64 functions seem appropriate. <text:s/>For multiplication by the "sparsified" matrix Y, however, new functionality seems appropriate.</text:p>
      <text:p text:style-name="P10"/>
      <text:p text:style-name="P11">It seems quite hard to design a Characteristic Polynomial algorithm with good performance in general without having a terrible worst-case performance. <text:s/>At this stage of the design I am not very worried if the worst-case behavior is theoretically terrible, provided that it does not usually arise in practice. <text:s/>I am aware, however, that these "theoretical" worst-cases have a habit of happening almost immediately, however improbable they appear to be beforehand. <text:s/>Originally, however, my first defense is to spin up "random" vectors, in the hopes that the worst-case behavior would need to unpick this randomness, which "surely" is very unlikely!</text:p>
      <text:p text:style-name="P11"/>
      <text:p text:style-name="P11">I will start, however, by examining the new component of the software - multiplication of a single vector by a "sparsified" matrix Y.</text:p>
      <text:p text:style-name="P11"/>
      <text:p text:style-name="P57">Section <text:span text:style-name="T31">2</text:span> – <text:span text:style-name="T31">Sparsified multiplication.</text:span></text:p>
      <text:p text:style-name="P41"/>
      <text:p text:style-name="P42"><text:span text:style-name="T9">H</text:span><text:span text:style-name="T2">ere we consider the multiplication of a single vector by a large, sparsified matrix Y. <text:s/></text:span></text:p>
      <text:p text:style-name="P12"/>
      <text:p text:style-name="P28">Extraction.</text:p>
      <text:p text:style-name="P13">The first phase passes the vector entries and does one of two things with each.</text:p>
      <text:p text:style-name="P43"><text:span text:style-name="T2">For those columns of the vector where the corresponding row of Y is sparse, the entry goes </text:span><text:span text:style-name="T13">straight </text:span><text:span text:style-name="T2">into the correct position in the output vector. <text:s/>For those columns where the row is dense, however, the entry goes into a vector that is then multiplied by the dense portion of the matrix Y. <text:s/></text:span><text:span text:style-name="T14">Six ideas immediately </text:span><text:span text:style-name="T2">suggest themselves</text:span><text:span text:style-name="T13">.</text:span></text:p>
      <text:p text:style-name="P16"/>
      <text:p text:style-name="P14">1. <text:s/>Simply use DUnpak and DPak to move the entries one at a time. <text:s/>For many important fields, this takes around 25 nSec/entry, which is probably almost good enough.</text:p>
      <text:p text:style-name="P13">2. <text:s/>Divide the vector into blocks of the same type and call DCut/DPaste to move the blocks.</text:p>
      <text:p text:style-name="P16">3. <text:s/>Inspect the starting pattern of sparse/dense upfront to make an interpreted "program" to perform an efficient separation, probably using the tables of DCut and DPaste but doing the inspections upfront.</text:p>
      <text:p text:style-name="P44"><text:span text:style-name="T13">4</text:span><text:span text:style-name="T2">. <text:s/>Try to arrange things so that the first (and biggest) block is a simple memcpy.</text:span><text:span text:style-name="T15"> <text:s/>This probably just requires that, when q </text:span><text:span text:style-name="T16">≤</text:span><text:span text:style-name="T17"> 16,</text:span><text:span text:style-name="T15"> the number of rows be a multiple of the number of entries in a byte and that the initial rows be sufficiently random.</text:span></text:p>
      <text:p text:style-name="P17">5. <text:s/>Conjugate the matrix Y by (say) a permutation matrix to make the extraction process faster.</text:p>
      <text:p text:style-name="P17">6. <text:s/>Use multiple cores to divide the work so that it executes faster.</text:p>
      <text:p text:style-name="P17"/>
      <text:p text:style-name="P18">Initially I propose, I think, to use methods 1 and 4 in the hopes that this will be fast enough. <text:s/>Anyway it is clear that, with enough work, this phase will not take up much of the execution time.</text:p>
      <text:p text:style-name="P18"/>
      <text:p text:style-name="P28">Dfmt Multiplication.</text:p>
      <text:p text:style-name="P19">The second phase, however, requires considerably greater thought. <text:s/>As a rough idea of scale, we have a 1 x 5,000 vector A to multiply by a 5,000 x 1,000,000 matrix B, a job which would require perhaps 2 seconds on a single core by naive methods. <text:s/>Since we may have to do this a million times (3 weeks) it is clearly necessary to use multiple cores, and a substantial use of grease is also indicated. </text:p>
      <text:p text:style-name="P19"><text:soft-page-break/></text:p>
      <text:p text:style-name="P28">Concurrency.</text:p>
      <text:p text:style-name="P45"><text:span text:style-name="T2">The natural division seems to be to chop matrix B vertically into perhaps 200 chunks each 5,000x5,000</text:span><text:span text:style-name="T18">, so that the "job" inside a single core consists of a 1x5,000 X 5,000x5,000 vector/matrix multiply. </text:span></text:p>
      <text:p text:style-name="P20"/>
      <text:p text:style-name="P56"><text:span text:style-name="T18">G</text:span><text:span text:style-name="T2">rease.</text:span></text:p>
      <text:p text:style-name="P20">On lovelace, for example, it seems reasonable to reserve 200 GB for matrix B, even though it occupies only 630MB. <text:s/>Hence a substantial grease level is indicated <text:s/>- perhaps 12 mod 2 since the data must anyway be fetched from real memory, so it is best to fetch as little data as possible. <text:s/>For odd characteristic, the work itself is also substantial, leading to essentially the same conclusion. <text:s/>To summarize . . . whether our problem is fetching the data from memory or doing the work, we want the highest grease level we can manage to minimize it.</text:p>
      <text:p text:style-name="P29"/>
      <text:p text:style-name="P46"><text:span text:style-name="T18">I</text:span><text:span text:style-name="T2">n characteristic 2, </text:span><text:span text:style-name="T19">where </text:span><text:span text:style-name="T2">adding is much faster than multiply-and-add, since it can use the vector arithmetic XOR. <text:s/>Hence an affine grease is indicated, perhaps . . .</text:span></text:p>
      <text:p text:style-name="P21">{2 g=12} {4 g=6} {8 g=4} {16 g=3} {32 g=2} {64-512 g=1}</text:p>
      <text:p text:style-name="P21">In odd characteristic, table lookup is used anyway and addition is barely faster than multiply-and-add. <text:s/>Hence a projective grease is indicated,perhaps . . .</text:p>
      <text:p text:style-name="P21">{3 g=7} {5 g=4} {7-29 g=3} {31-601 g=2}</text:p>
      <text:p text:style-name="P21">For fields of order greater than 601, no grease seems possible.</text:p>
      <text:p text:style-name="P21"/>
      <text:p text:style-name="P28">Conclusion.</text:p>
      <text:p text:style-name="P22">With multiple cores and grease, it seems likely that the "sparsified" multiplication can be made reasonably fast - perhaps just ten times slower than the HPMI for small fields, so that extreme sparsification is not essential. <text:s/>In particular, the heavier use of grease can, to some extent, counteract the slow table-look-up and <text:s/>memory-hungry methods of Dfmt DSMad. <text:s/>It is not expected that this procedure will scale well to multiple cores, and it probably makes sense not to even try to use them all. <text:s/>Some experimentation can be used to tune this parameter once the system is working.</text:p>
      <text:p text:style-name="P22"/>
      <text:p text:style-name="P58">Section <text:span text:style-name="T32">3</text:span> – <text:span text:style-name="T32">Random vector selection.</text:span></text:p>
      <text:p text:style-name="P47"/>
      <text:p text:style-name="P48"><text:span text:style-name="T2">Characteristic Polynomial tends to have some pretty awful worst-case performance, and the first line of defence is to spin up random vectors. <text:s/>There is probably every reason to worry that the input matrix is in an amazing basis - a user is seldom interested in the characteristic polynomial of a random matrix - and I feel it is well worth while to choose random vectors to spin at every stage of the process. <text:s/>We therefore need a pseudo-random number generator with adequate performance and adequate randomness</text:span><text:span text:style-name="T20">.</text:span></text:p>
      <text:p text:style-name="P15"/>
      <text:p text:style-name="P18">================ <text:s/>Junk after this <text:s/>========================</text:p>
      <text:p text:style-name="P11"/>
      <text:p text:style-name="P11"><text:s/></text:p>
      <text:p text:style-name="P10">seem <text:s/>- the multiplication and the Gaussian on X</text:p>
      <text:p text:style-name="P8"/>
      <text:p text:style-name="P9">The first step is to select R random vectors and to spin them up under the input matrix X. <text:s/>There is some analysis to do as to what the correct value of R is, and indeed perhaps initially to decide what we are trying to optimize. <text:s/>As to which vectors are chosen, I will assume here that a genuine pseudo-random number generator is used. <text:s/>Of course we are more interested in speed and not at all in cryptographic strength, and there remains the possibility that the input matrix is already, in some sense, sparse, and we will probably want to look later at ways in which input sparsity can be utilized. <text:s/>For now, we choose random vectors.<text:span text:style-name="T27"> <text:s/>Theoretically, ofcourse, this gains nothing, and the worst-case remains the same. <text:s/>Hopefully we can eventually understand things clearly enough that this randomization stage is redundant and the worst case is the normal case, but let's start with randomization.</text:span></text:p>
      <text:p text:style-name="P9"/>
      <text:p text:style-name="P9"><text:soft-page-break/>The R random vectors are repeatedly multiplied by X and the result fed into a Gaussian (we need the echelon form and a row-select that does not need to be standard<text:span text:style-name="T27">, along with the transformation matrix - basically a full echelize</text:span>) and the non-selected rows are discarded before the next multiplication by X. <text:s/>The greater the value of R, the faster the multiplication is, but the slower the sparsified multiplication will be at the next stage. <text:s/>As a first shot we may take R to be the geometric mean between the dimension and the "minors" scale, so that for 1,000,000 dimensions doing 16 dimensions by minors, we would take R=4,000.</text:p>
      <text:p text:style-name="P9"/>
      <text:p text:style-name="P23">The last phase is intended to compute the determinant of an SxS matrix of large polynomials (of fairly constand degree) by minors, so that I would expect S=16 to be about right. <text:s/>S=32 would have too many minors in the middle of the computation.<text:span text:style-name="T27"> <text:s/>This needs further analysis.</text:span></text:p>
      <text:p text:style-name="P23"/>
      <text:p text:style-name="P49"><text:span text:style-name="T2">Hence we see the middle stage as taking S vectors at a time and spinning them up under the sparsified matrix with R dense rows. <text:s/>As a rough idea, this will be multiplying a 16 x 4,000 <text:s/>by a 4,000 x 1,000,000 matrix, an operation which is likely to be memory bandwidth bound, so will best be d</text:span><text:span text:style-name="T10">o</text:span><text:span text:style-name="T2">ne in Dfmt to minimize this.</text:span></text:p>
      <text:p text:style-name="P23"/>
      <text:p text:style-name="P23">The overall process is best seen from another direction. <text:s/>At every stage we have a space W that we have already done, and the characteristic polynomial on W has been recorded in P. <text:s/>If we ever spot a set of vectors 16 or fewer that spin up, modulo W, to be linear combinations amongst themselves, we can find the determinant of that matrix, multiply P by that, and enhance W to include those vectors' spinup.</text:p>
      <text:p text:style-name="P24"/>
      <text:p text:style-name="P25">My feeling is that the possibility that the input matrix is in fact already diagonal is a genuine one, and that the very first step is to look to see if this is the case - a possibility that will usually be dismissed by looking at the first row! <text:s/>In other words, computing the characteristic polynomial of a scalar should be fast.</text:p>
      <text:p text:style-name="P25"/>
      <text:p text:style-name="P25">Similarly if the matrix has already been sparsified adequately, there is a strong case for using the sparsity of the input rather than sparsifying again.</text:p>
      <text:p text:style-name="P25"/>
      <text:p text:style-name="P25">In any case, we might as well output the sparsified matrix - we may want it again for something.</text:p>
      <text:p text:style-name="P25"/>
      <text:p text:style-name="P59">Section <text:span text:style-name="T26">2</text:span> – <text:span text:style-name="T26">First Phase - sparsification.</text:span></text:p>
      <text:p text:style-name="P50"/>
      <text:p text:style-name="P51"><text:span text:style-name="T9">I</text:span><text:span text:style-name="T2">'m not quite clear how things will work if the input matrix is nearly diagonal, or is already sparisfied in a way that we can recognize. <text:s/>In both of these cases, I assume that we use some (as yet unspecified) procedure which may or may not have similarities with this section. <text:s/>In other words, this </text:span><text:span text:style-name="T11">section describes what </text:span><text:span text:style-name="T2">we do if nothing special happens to deter us.</text:span></text:p>
      <text:p text:style-name="P26"/>
      <text:p text:style-name="P26">We first choose the number R, and R=sqrt(16.dim) is my best guess so far, though this is only a guess.</text:p>
      <text:p text:style-name="P26"/>
      <text:p text:style-name="P26">We then choose R random vectors. <text:s/>There are several obvious pitfalls to avoid here, and my guess is that the first implementation will not avoid all of them. <text:s/>It is reasonable to spend a couple of dozen nSec on each byte, but the pitfalls to avoid involve both the dimension and the field<text:span text:style-name="T27">. <text:s/>My best guess so far is to have a little constant table of primes around 5000-20000 (to be considered further) along with a primitive root, so that the GCD of all pairs of p-1 are all small. <text:s/>We choose 3 of them well away from both the dimension of the space and the characteristic of the field. <text:s/>We then make a look-up table as to what multiplication by the primitive root does, and use x, y, z as the state, seed to perhaps 50 50 50 and take x+y+z AND some bits, reject if out of range.</text:span></text:p>
      <text:p text:style-name="P27"/>
      <text:p text:style-name="P52"><text:span text:style-name="T3">We then put R into a full Gaussian and reject any rows that are not linearly independent on the previous. <text:s/>We then take RX and put that in too, maintaining the transformation matrix as we go to use as the dense bit in the (otherwise sparse) matrix. <text:s/>Similarly RX</text:span><text:span text:style-name="T28">2</text:span><text:span text:style-name="T3">, RX</text:span><text:span text:style-name="T28">3</text:span><text:span text:style-name="T3"> etc. are computed in turn, </text:span><text:soft-page-break/><text:span text:style-name="T3">after removing any whose row select bit was unset until . . . Here we face our first issue. <text:s/>Do we care about the worst case?</text:span></text:p>
      <text:p text:style-name="P30"/>
      <text:p text:style-name="P52"><text:span text:style-name="T4">My intended </text:span><text:span text:style-name="T3">approach is to continue until there are no more vectors at all. <text:s/>This has a terrible worst-case behaviour in that we may start with 4,000 vectors, rapidly drop to 1, and then make the remaining 996,000 vectors one at a time</text:span><text:span text:style-name="T4">, but by taking random vectors at the start, this is so unlikely as to be effectively impossible. <text:s/>Nevertheless</text:span><text:span text:style-name="T5">`</text:span><text:span text:style-name="T6">we should consider, in a later section of this document, finding a better way forwards should the number of active vectors drop to an unacceptably low level so as to protect the efficiency of the method in this worst-case scenario.</text:span></text:p>
      <text:p text:style-name="P31"/>
      <text:p text:style-name="P32">In any case, our plan is to chop our vectors into twenty 4,000 x 50,000 blocks and multiply them by X. <text:s/>4,000 is a painfully small number here, but later we may find that 4,000 is a painfully large number of dense rows. <text:s/>Matrix B is chopped into 20 x 20 so the multiplication has 400 blocks, allowing adequate concurrency on the multiplication at least.</text:p>
      <text:p text:style-name="P32"/>
      <text:p text:style-name="P32">The Gaussian stage then starts by cleaning with the rows already in the space, which we keep in two parts - those rows whose polynomial is already determined and those that we are determining now. <text:s/>We are only interested in the transformation matrix on the latter rows. <text:s/>We then echelize the cleaned rows and adjust the transformation matrix accordingly. <text:s/>Whenever we find a linear dependency, we check to see if the connected component has fewer than 16 rows, which will usually be disproved almost instantly (it has more than 16 non-zero entries). <text:s/>If a local component is found, however, it is extracted. <text:s/>This will be important if there is a small factor with large multiplicity.</text:p>
      <text:p text:style-name="P32"/>
      <text:p text:style-name="P33">Subject, then, to a better worst-case method being invented, we continue until no more linear dependencies are to be found. <text:s/>We then take the spanned space and deal with it as in sections 3 and 4.</text:p>
      <text:p text:style-name="P33"/>
      <text:p text:style-name="P33">After that we will need to chose some more vectors, and now we chose them to be non-zero on the non-pivotal columns only. <text:s/>Multiplication by the matrix X will mess that up, of course, but at least we are getting some more vectors in our space.</text:p>
      <text:p text:style-name="P33"/>
      <text:p text:style-name="P60">Section <text:span text:style-name="T30">3</text:span> – <text:span text:style-name="T30">Second Phase - 16-spinning.</text:span></text:p>
      <text:p text:style-name="P53"/>
      <text:p text:style-name="P33">In general, we have found a space W with local dependency, and have found an additional space V that is still not all of the space. <text:s/>Our sparsified matrix X1 is on V/W.</text:p>
      <text:p text:style-name="P33">We now take 16 vectors and mutliply them by the sparsified X1, repeating T times. <text:s/>I expect T in general to be about 200-500, but this must be adjusted in light of experience (somehow). <text:s/>We then shove this into our Gaussian discarding anything that is dependent. <text:s/>We may be able to avoid some work - if v is dependent, then we don't bother with v.X1. <text:s/>Need to think this out carefully. <text:s/>Again there may be worst-case scenarios to avoid. <text:s/>The result will be that we get a 16x16 matrix of polynomials whose determinant is the polynomial we wish to multiply our growing Characteristic Polynomial by.</text:p>
      <text:p text:style-name="P33"/>
      <text:p text:style-name="P33">Our sparsified matrix X1 consists primarily of shifts, but also contains a dense part. <text:s/>We typically want to multiply a 16x500,000 matrix, of which 4,000 is dense and the other 496,000 is shifts. <text:s/>Hence the real work consists of multiplying a 16x4,000 matrix by a 4,000 x 500,000 one, and we do this by chopping 500,000 into 100 parts 5,000 long as the jobs for the cores. <text:s/>This must be done in Dfmt (16 rows is nowhere near enough for the HPMI).</text:p>
      <text:p text:style-name="P33"/>
      <text:p text:style-name="P33">The Gaussian at this stage may also be bespoke (to discard vectors if they are already known to be dependent) but I suspect the draw of the HPMI will be too great here and that will have to be done afterwards.</text:p>
      <text:p text:style-name="P33"/>
      <text:p text:style-name="P60">Section <text:span text:style-name="T30">4</text:span> – <text:span text:style-name="T30">Third Phase - SxS determinant.</text:span></text:p>
      <text:p text:style-name="P53"/>
      <text:p text:style-name="P54"><text:soft-page-break/><text:span text:style-name="T3">After phase 3, we have a </text:span><text:span text:style-name="T7">SxS</text:span><text:span text:style-name="T3"> matrix of polynomials</text:span><text:span text:style-name="T7">, and the question is now - how big an S can we tolerate. <text:s/>More specifically, </text:span><text:span text:style-name="T8">we need to find the sweet-spot between doing too much work on the determinant versus having too few babies during the spinning.</text:span></text:p>
      <text:p text:style-name="P34"/>
      <text:p text:style-name="P55"><text:span text:style-name="T8">L</text:span><text:span text:style-name="T3">et's look at the spinning first. <text:s/>We propose to multiply a vector 1,000,000 long consisting mainly of shifts but with a 4000 dense component (i.e. we have a 4,000x1,000,000 matrix to multiply by). <text:s/>We are going to need to do 1,000,000 of these, and if we wish to complete this in the time of a multiplication, we are aiming at <text:s/>8 hours on lovelace, so each must take 28 mSec. <text:s/>Dfmt tends to take a nSec or two per entry, or perhaps 5 sec for 1x4000x1000000, so we will need to use multiple cores to get it down within r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1-15T16:47:00.077029395</dc:date>
    <meta:editing-duration>P1DT11H57M54S</meta:editing-duration>
    <meta:editing-cycles>215</meta:editing-cycles>
    <meta:generator>LibreOffice/5.1.6.2$Linux_X86_64 LibreOffice_project/10m0$Build-2</meta:generator>
    <meta:document-statistic meta:table-count="0" meta:image-count="0" meta:object-count="0" meta:page-count="6" meta:paragraph-count="70" meta:word-count="3145" meta:character-count="17918" meta:non-whitespace-character-count="14731"/>
  </office:meta>
</office:document-meta>
</file>